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90000043462C9E14B68FE85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8.195cm" svg:height="22.01cm" draw:z-index="0"><draw:image xlink:href="Pictures/10000000000004390000043462C9E14B68FE850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9:41:10.139176483</meta:creation-date>
    <dc:date>2023-12-08T09:44:07.248214198</dc:date>
    <meta:editing-duration>PT2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